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text-properties style:use-window-font-color="true" style:font-name="Arial" fo:font-size="10pt" fo:language="en" fo:country="US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 style:font-weight-complex="normal"/>
    </style:style>
    <style:style style:name="T3" style:family="text">
      <style:text-properties style:use-window-font-color="true" fo:language="en" fo:country="US" style:text-underline-style="solid" style:text-underline-width="auto" style:text-underline-color="font-color" fo:font-weight="bold" style:font-name-asian="Times New Roman" style:font-weight-asian="bold" style:font-name-complex="Arial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weight-asian="bold" style:font-name-complex="Arial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Arial"/>
    </style:style>
    <style:style style:name="T12" style:family="text">
      <style:text-properties fo:color="#000000" fo:font-weight="normal" style:font-weight-asian="normal" style:font-name-complex="Arial" style:font-weight-complex="normal"/>
    </style:style>
    <style:style style:name="T13" style:family="text">
      <style:text-properties style:text-position="super 58%"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e-Calculus (Advanced Math)</text:p>
      <text:p text:style-name="P1">Syllabus as of 2009-09-27</text:p>
      <text:p text:style-name="P2"/>
      <text:p text:style-name="P7"><text:span text:style-name="T3">Tuesdays</text:span><text:span text:style-name="T1"> 8:30–9:30 a.m., Room B02</text:span></text:p>
      <text:p text:style-name="P3"/>
      <text:p text:style-name="P3">Grade Level: <text:s text:c="2"/>10 – 12 (<text:span text:style-name="T1">Pre-Requisite: <text:s/>Algebra II)</text:span></text:p>
      <text:p text:style-name="P3"/>
      <text:p text:style-name="P10">Teacher: <text:s/>Mr. David A. Wheeler <text:s text:c="6"/>703 – 250 - 7047 <text:s text:c="3"/>dwheeler at dwheeler.com (“math” in subject)</text:p>
      <text:p text:style-name="P10"/>
      <text:p text:style-name="P10">Website: http://www.dwheeler.com/advmath <text:s text:c="3"/>Student Fee: $0 <text:s text:c="2"/>Class Size: &lt;12</text:p>
      <text:p text:style-name="P3"/>
      <text:p text:style-name="P8">This math course will cover mathematical concepts beyond Algebra II so students will be ready for Calculus. <text:s/>Topics will include exponentials &amp; logarithms, complex numbers, equations &amp; inequalities (inc. systems of equations &amp; inequalities), functions, lines (inc. slopes), polynomials (inc. the quadratic equation), geometry, basic matrix operations, trigonometry, word problems, basics of statistics and probability, proofs, etc.</text:p>
      <text:p text:style-name="P8"/>
      <text:p text:style-name="P8">Each class will introduce the most important and harder-to-understand concepts that will be coming up in the lessons (4 lessons each week), explaining them and working through examples in class. <text:s/>Students will also be able to ask questions about the past or current week. <text:s/>We'll skip lessons 1-9 and test 1, which should be simply review. <text:s/>Students are highly encouraged to start math two weeks before class, so that they can go through lessons 1-8 in those weeks and lesson 9 on Monday. <text:s/>The first class will begin by covering lessons 10-13. On the second class, please turn in your first weekly test (test #2 covering lessons 5-8), which won't be counted but will be good practice. <text:s/><text:span text:style-name="T4">Students</text:span>: <text:span text:style-name="T4">Please go through lessons 1-9 before the first day of class.</text:span></text:p>
      <text:p text:style-name="P8"/>
      <text:p text:style-name="P8"><text:span text:style-name="T7">Expected of Students: <text:s/></text:span><text:span text:style-name="T6">Students, you will be expected to spend about five hours a week outside of class (less is fine, if you learn the material; if it’s often much more, I worry that you won’t have time to do your other work). <text:s/>You will be expected to complete four lessons and a test each week. The suggested schedule is to complete a lesson each day on Monday through Thursday, and a test on Friday. The test will cover the </text:span><text:span text:style-name="T9">previous week’s material, while classes will cover upcoming material (i.e., that Tuesday through the following Monday). <text:s/>To</text:span><text:span text:style-name="T6"> complete a lesson, read the material and </text:span><text:span text:style-name="T9">do the odd-numbered problems. <text:s/>Feel free to do more problems if it helps, or do less if you’re absolutely certain you understand the material; the point is to </text:span><text:span text:style-name="T10">learn</text:span><text:span text:style-name="T9"> the material. John</text:span><text:span text:style-name="T6"> H. Saxon, the author, has designed this course so it can be self-taught; the class is to </text:span><text:span text:style-name="T10">aid</text:span><text:span text:style-name="T9"> and </text:span><text:span text:style-name="T10">not</text:span><text:span text:style-name="T9"> </text:span><text:span text:style-name="T10">to</text:span><text:span text:style-name="T9"> </text:span><text:span text:style-name="T10">replace</text:span><text:span text:style-name="T9"> your self-study.</text:span><text:span text:style-name="T6"> <text:s/>You will need to stay on the schedule of the class, take tests at home (on time!) and turn in your weekly tests that Sunday (in the co-op mailbox labelled “HEA tests”, bottom right under the foyer). <text:s/>The tests are closed-book and should take about an hour, but you can take up to three hours if you really need it.</text:span></text:p>
      <text:p text:style-name="P9"/>
      <text:p text:style-name="P6"><text:span text:style-name="T8">Expected of Parents: <text:s/></text:span><text:span text:style-name="T11">Parents, you will be expected to ensure that your students are spending the necessary amount of time reading the text, working the problems, and staying on schedule. <text:s/>Chapter tests will be administered and initially graded by the parent (please identify which are correct and incorrect). <text:s/>The teacher will then examine them to give partial credit (and help identify what went wrong), give full credit for alternative correct forms, and compute the final grade. <text:s/>Please facilitate getting the completed tests into the co-op mailbox on Sunday. <text:s/>Your student may have questions during the week - please help them, or encourage them to get help from the teacher (email welcome!) or a fellow classmate. <text:s/>Some students have questions but do not take advantage of the class time to ask their questions; please encourage your student to ask questions in class and get help when they are confused. <text:s/>Call or email the teacher, if you need to - that's why he's here!</text:span></text:p>
      <text:p text:style-name="P9"/>
      <text:p text:style-name="P6"><text:span text:style-name="T8">Grading and Tests: <text:s/></text:span><text:span text:style-name="T12">The final grade will be calculated by dropping the worst 4 weekly tests and then averaging the remainder. <text:s/>Tests 1 and 2 won’t count. <text:s/>No separate midterm or final is planned.</text:span></text:p>
      <text:p text:style-name="P4"/>
      <text:p text:style-name="P6"><text:span text:style-name="T5">Required Curriculum: <text:s/>“Advanced Mathematics: An Incremental Approach” by John H. Saxon, 2</text:span><text:span text:style-name="T13">nd</text:span><text:span text:style-name="T5"> edition (1996), along with its “Solutions Manual”. <text:s/></text:span><text:span text:style-name="T2">Parents must also acquire the Test Forms and Home Study Packet.</text:span> Other useful materials are available but aren't required, e.g., the DIVE CDs.</text:p>
      <text:p text:style-name="P5"/>
      <text:p text:style-name="P5">As noted above, the first class will cover lessons 10-13; it will also briefly cover what is mathematics, and why study mathematics. <text:s/>We will then cover 4 lessons per week for the entire book (through lesson 125). <text:s/>The last classes will be a very brief introduction to calculus (limits, differentiation, and integration), so that those who go on to calculus will be better prepared.</text:p>
      <text:p text:style-name="P5"/>
      <text:p text:style-name="P5"><text:span text:style-name="T4">Assistance:</text:span> I welcome emails from students or their parents asking for help! <text:s/>Please send them to dwheeler at dwheeler.com. Please include “math” somewhere in the subject line, so that I'll know it's not sp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Lucida San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WW8Num1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Advanced Math (Pre-Calculus)</dc:title>
    <meta:initial-creator>Douglas Thorson</meta:initial-creator>
    <meta:creation-date>2007-03-05T08:24:00</meta:creation-date>
    <dc:creator>David A. Wheeler</dc:creator>
    <dc:date>2009-09-27T17:58:28.34</dc:date>
    <meta:printed-by>David A. Wheeler</meta:printed-by>
    <meta:print-date>2007-03-24T22:45:48</meta:print-date>
    <meta:editing-cycles>42</meta:editing-cycles>
    <meta:editing-duration>PT03H32M54S</meta:editing-duration>
    <meta:document-statistic meta:table-count="0" meta:image-count="0" meta:object-count="0" meta:page-count="1" meta:paragraph-count="14" meta:word-count="790" meta:character-count="4769"/>
    <meta:user-defined meta:name="Info 1"/>
    <meta:user-defined meta:name="Info 2"/>
    <meta:user-defined meta:name="Info 3"/>
    <meta:user-defined meta:name="Info 4"/>
  </office:meta>
</office:document-meta>
</file>